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fo:line-height="138%" style:writing-mode="lr-tb"/>
    </style:style>
    <style:style style:name="P3" style:family="paragraph" style:parent-style-name="Text_20_body">
      <style:paragraph-properties fo:margin-top="0in" fo:margin-bottom="0in" fo:line-height="138%" style:writing-mode="lr-tb"/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Standard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" fo:font-size="36pt" fo:font-style="normal" style:text-underline-style="none" fo:font-weight="bold" style:text-blinking="false" fo:background-color="transparent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fo:font-weight="normal" style:text-blinking="false" fo:background-color="transparent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TF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ext_20_body"><text:span text:style-name="T3">Titulo do Jogo:</text:span><text:span text:style-name="T8"> </text:span><text:span text:style-name="T5">Capture The Flag</text:span></text:p>
      <text:p text:style-name="Standard"><text:bookmark text:name="docs-internal-guid-cf0b0958-7fff-8531-b896-90c70aebf01a"/><text:span text:style-name="T3">Tipo de Jogo:</text:span><text:span text:style-name="T5"> Ação/Labirinto</text:span></text:p>
      <text:p text:style-name="P4"/>
      <text:p text:style-name="Text_20_body"><text:span text:style-name="T2">Plataformas:</text:span><text:span text:style-name="T7"> </text:span><text:span text:style-name="T4">PC</text:span></text:p>
      <text:p text:style-name="P2"><text:bookmark text:name="docs-internal-guid-c436c871-7fff-7a58-f749-0c8044d3a77a"/><text:span text:style-name="T2">Modos de Jogo:</text:span><text:span text:style-name="T4"> Multiplayer </text:span></text:p>
      <text:p text:style-name="P6"/>
      <text:p text:style-name="P9">Membros:</text:p>
      <text:p text:style-name="P3"><text:span text:style-name="T1"><text:tab/></text:span><text:span text:style-name="T6">-</text:span></text:p>
      <text:p text:style-name="P10"><text:tab/>-</text:p>
      <text:p text:style-name="P10"><text:tab/>-</text:p>
      <text:list xml:id="list6250012003973830362" text:style-name="L1">
        <text:list-item>
          <text:list>
            <text:list-item>
              <text:p text:style-name="P11">Sandro Alves da Silva Júnior</text:p>
            </text:list-item>
          </text:list>
        </text:list-item>
      </text:list>
      <text:p text:style-name="P12"><text:soft-page-break/></text:p>
      <text:p text:style-name="P2"><text:bookmark text:name="docs-internal-guid-2d3bcafc-7fff-cfe8-8ac8-011f7d7c7a98"/><text:span text:style-name="T2">Resumo:</text:span><text:span text:style-name="T4"> </text:span></text:p>
      <text:p text:style-name="Standard"><text:tab/>O grupo tem como objetivo a implementação de um jogo digital 2D semelhante ao jogo Capture the flag (Pique-bandeira) e que será denominado pelo acrônimo CTF. </text:p>
      <text:p text:style-name="Standard"/>
      <text:p text:style-name="Standard"><text:span text:style-name="T2">Jogabilidade:</text:span> </text:p>
      <text:p text:style-name="P1"/>
      <text:p text:style-name="P1"><text:tab/>O controle do jogador se resume em se movimentar em um ambiente 2D e atrávez desse movimento entrar em contato com inimigos, bombas ou a bandeira.</text:p>
      <text:p text:style-name="P1"/>
      <text:p text:style-name="P1"><text:tab/>O objetivo do jogador é capturar a bandeira do time adversário e trazê-la até os seu território ou congelar todos os adversários.</text:p>
      <text:p text:style-name="P1"/>
      <text:p text:style-name="P1"><text:span text:style-name="T2">Experiência do Jogo:</text:span> </text:p>
      <text:p text:style-name="P1"/>
      <text:p text:style-name="P1"><text:tab/>O jogo acontecerá em um mapa dividido em 2 territórios com labirintos no interior de cada território (imagem1) . O jogo é constituído por 2 times e cada time é constituído por 3 entidades: 1 usuário e 2 bots. </text:p>
      <text:p text:style-name="P1"/>
      <text:p text:style-name="P1"><text:tab/>O jogo tera uma única etapa de combate na qual jogadores e bots transitam simultaneamente pelo labirinto tentando interromper a passagem do time inimigo ou pegar e trazer a bandeira para o seu territorio.</text:p>
      <text:p text:style-name="P1"/>
      <text:p text:style-name="P1"><text:span text:style-name="T2">Mecânica:</text:span> </text:p>
      <text:p text:style-name="P1"/>
      <text:p text:style-name="P1">Bombas: As bombas aparecem aleatoriamente ao longo do mapa e quando não estiverem em movimento, poderam ser lançadas pelo jogador, adquirindo movimento na direção oposta ao qual o jogador tinha em relação a elas no momento do contato, elas teem um tempo de explosão especifíco e caso encostem em um jogador enquanto em movimento, explodem automaticamente. Existem vários tipos de bomba com diferentes tipos de raios de explosão.</text:p>
      <text:p text:style-name="P1"/>
      <text:p text:style-name="P1">Congelamento: Os jogadores e bots são congelados quando são tocados por adversários no território inimigo ou pelo uso de bombas congelantes. Os jogadores e bots congelados são descongelados caso um dos membros de seu time toque neles.</text:p>
      <text:p text:style-name="P1"/>
      <text:p text:style-name="P1">Bots: A fim de tornar o jogo competitivo será desenvolvida uma Inteligência Artificial para controlar o comportamento dos bots nas várias situações do jogo. Uma das situações em que o comportamento dos bots seria importante é a de quando o usuário é congelado e então um dos bots terá de descongelá-lo de acordo com a distância em relação ao usuário. </text:p>
      <text:p text:style-name="Standard"/>
      <text:p text:style-name="P5">Threads:</text:p>
      <text:p text:style-name="Standard"/>
      <text:p text:style-name="P1"><text:tab/>A implementação de threads se daria no aparecimento dos diversos itens no mapa, pelo controle da movimentação de cada bot e pelo comportamento das bombas durante o jogo. Além disso, serão implementados semáforos em áreas no mapa em que somente jogadores e bots do mesmo time podem acessar irrestritamente, como por exemplo a área em que as bandeiras ficam situadas em cada território.</text:p>
      <text:p text:style-name="Standard"/>
      <text:p text:style-name="P5">Semáforos:</text:p>
      <text:p text:style-name="P5"/>
      <text:p text:style-name="Standard"><text:tab/>Os semáforos serão implementados em áreas do mapa em que somente jogadores de um mesmo time poderão ent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5T14:57:29.768336312</meta:creation-date>
    <dc:date>2019-10-16T14:07:03.96</dc:date>
    <meta:editing-duration>PT1H9M47S</meta:editing-duration>
    <meta:editing-cycles>5</meta:editing-cycles>
    <meta:generator>OpenOffice/4.1.7$Win32 OpenOffice.org_project/417m1$Build-9800</meta:generator>
    <dc:creator>Z </dc:creator>
    <meta:document-statistic meta:table-count="0" meta:image-count="0" meta:object-count="0" meta:page-count="2" meta:paragraph-count="26" meta:word-count="428" meta:character-count="2576"/>
  </office:meta>
</office:document-meta>
</file>